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181in" fo:margin-left="0in" table:align="left"/>
    </style:style>
    <style:style style:name="Table1.A" style:family="table-column">
      <style:table-column-properties style:column-width="1.684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4.7965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417in"/>
    </style:style>
    <style:style style:name="Table" style:family="table">
      <style:table-properties style:width="7.3139in" fo:margin-left="0in" table:align="left"/>
    </style:style>
    <style:style style:name="Table.A" style:family="table-column">
      <style:table-column-properties style:column-width="1.1285in"/>
    </style:style>
    <style:style style:name="Table.B" style:family="table-column">
      <style:table-column-properties style:column-width="2.9354in"/>
    </style:style>
    <style:style style:name="Table.C" style:family="table-column">
      <style:table-column-properties style:column-width="3.25in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C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in" fo:margin-bottom="0.1665in" loext:contextual-spacing="false" fo:text-align="center" style:justify-single-word="false" fo:hyphenation-ladder-count="no-limit"/>
      <style:text-properties fo:font-size="14pt" fo:font-weight="bold" style:font-size-asian="14pt" style:font-weight-asian="bold" style:font-size-complex="14pt" fo:hyphenate="true"/>
    </style:style>
    <style:style style:name="P2" style:family="paragraph" style:parent-style-name="Normal">
      <style:paragraph-properties fo:margin-top="0in" fo:margin-bottom="0.1665in" loext:contextual-spacing="false" fo:text-align="center" style:justify-single-word="false" fo:hyphenation-ladder-count="no-limit"/>
      <style:text-properties fo:hyphenate="true"/>
    </style:style>
    <style:style style:name="P3" style:family="paragraph" style:parent-style-name="Normal">
      <style:paragraph-properties fo:hyphenation-ladder-count="no-limit" fo:break-before="page"/>
      <style:text-properties fo:hyphenate="true"/>
    </style:style>
    <style:style style:name="P4" style:family="paragraph" style:parent-style-name="Normal">
      <style:paragraph-properties fo:text-align="center" style:justify-single-word="false" fo:hyphenation-ladder-count="no-limit"/>
      <style:text-properties fo:hyphenate="true"/>
    </style:style>
    <style:style style:name="P5" style:family="paragraph" style:parent-style-name="Normal">
      <style:paragraph-properties fo:hyphenation-ladder-count="no-limit"/>
      <style:text-properties fo:hyphenate="true"/>
    </style:style>
    <style:style style:name="P6" style:family="paragraph" style:parent-style-name="Normal">
      <style:paragraph-properties fo:hyphenation-ladder-count="no-limit" style:vertical-align="auto"/>
      <style:text-properties style:font-name="Times New Roman" style:letter-kerning="false" style:font-name-asian="Times New Roman" style:language-asian="en" style:country-asian="US" style:font-name-complex="Times New Roman" style:language-complex="ar" style:country-complex="SA" fo:hyphenate="true"/>
    </style:style>
    <style:style style:name="P7" style:family="paragraph" style:parent-style-name="Normal">
      <style:paragraph-properties fo:hyphenation-ladder-count="no-limit" style:vertical-align="auto"/>
      <style:text-properties style:font-name="Times New Roman" officeooo:paragraph-rsid="0013e724" style:letter-kerning="false" style:font-name-asian="Times New Roman" style:language-asian="en" style:country-asian="US" style:font-name-complex="Times New Roman" style:language-complex="ar" style:country-complex="SA" fo:hyphenate="tru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font-weight="bold" officeooo:rsid="000a2e80" officeooo:paragraph-rsid="000b03bd" style:font-weight-asian="bold"/>
    </style:style>
    <style:style style:name="P10" style:family="paragraph" style:parent-style-name="Standard">
      <style:text-properties fo:font-weight="bold" officeooo:rsid="000aea3a" officeooo:paragraph-rsid="000b03bd" style:font-weight-asian="bold"/>
    </style:style>
    <style:style style:name="P11" style:family="paragraph" style:parent-style-name="Standard">
      <style:text-properties fo:font-weight="bold" officeooo:paragraph-rsid="000b03bd" style:font-weight-asian="bold"/>
    </style:style>
    <style:style style:name="P12" style:family="paragraph" style:parent-style-name="Standard">
      <style:text-properties fo:font-weight="bold" officeooo:paragraph-rsid="000b03bd"/>
    </style:style>
    <style:style style:name="P13" style:family="paragraph" style:parent-style-name="Standard">
      <style:text-properties fo:font-weight="normal" officeooo:rsid="000a2e80" officeooo:paragraph-rsid="000b03bd" style:font-weight-asian="normal" style:font-weight-complex="normal"/>
    </style:style>
    <style:style style:name="P14" style:family="paragraph" style:parent-style-name="Standard">
      <style:text-properties fo:font-weight="normal" officeooo:rsid="000aea3a" officeooo:paragraph-rsid="000b03bd" style:font-weight-asian="normal" style:font-weight-complex="normal"/>
    </style:style>
    <style:style style:name="P15" style:family="paragraph" style:parent-style-name="Standard">
      <style:text-properties fo:font-weight="normal" officeooo:rsid="000aefef" officeooo:paragraph-rsid="000b03bd" style:font-weight-asian="normal" style:font-weight-complex="normal"/>
    </style:style>
    <style:style style:name="P16" style:family="paragraph" style:parent-style-name="Standard">
      <style:text-properties fo:font-weight="normal" officeooo:rsid="0012e3e5" officeooo:paragraph-rsid="0012e3e5" style:font-weight-asian="normal" style:font-weight-complex="normal"/>
    </style:style>
    <style:style style:name="P17" style:family="paragraph" style:parent-style-name="Standard">
      <style:text-properties officeooo:paragraph-rsid="000b03bd"/>
    </style:style>
    <style:style style:name="P18" style:family="paragraph" style:parent-style-name="Standard">
      <style:text-properties officeooo:paragraph-rsid="000feffa"/>
    </style:style>
    <style:style style:name="P19" style:family="paragraph" style:parent-style-name="Table_20_Contents">
      <style:text-properties officeooo:rsid="0013e724" officeooo:paragraph-rsid="0013e724"/>
    </style:style>
    <style:style style:name="P20" style:family="paragraph" style:parent-style-name="Normal" style:master-page-name="MP0">
      <style:paragraph-properties fo:margin-top="0in" fo:margin-bottom="0.1665in" loext:contextual-spacing="false" fo:text-align="center" style:justify-single-word="false" fo:hyphenation-ladder-count="no-limit" style:page-number="auto" fo:break-before="page"/>
      <style:text-properties fo:font-size="14pt" fo:font-weight="bold" style:font-size-asian="14pt" style:font-weight-asian="bold" style:font-size-complex="14pt" fo:hyphenate="true"/>
    </style:style>
    <style:style style:name="P21" style:family="paragraph" style:parent-style-name="Normal">
      <style:paragraph-properties fo:hyphenation-ladder-count="no-limit" style:vertical-align="auto"/>
      <style:text-properties style:font-name="Times New Roman" style:letter-kerning="false" style:font-name-asian="Times New Roman" style:language-asian="en" style:country-asian="US" style:font-name-complex="Times New Roman" style:language-complex="ar" style:country-complex="SA" fo:hyphenate="true"/>
    </style:style>
    <style:style style:name="P22" style:family="paragraph" style:parent-style-name="Table_20_Contents">
      <style:text-properties officeooo:rsid="0013e724" officeooo:paragraph-rsid="0013e72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03bd" style:font-weight-asian="normal" style:font-weight-complex="normal"/>
    </style:style>
    <style:style style:name="T3" style:family="text">
      <style:text-properties officeooo:rsid="000aea3a"/>
    </style:style>
    <style:style style:name="T4" style:family="text">
      <style:text-properties officeooo:rsid="000b03bd"/>
    </style:style>
    <style:style style:name="T5" style:family="text">
      <style:text-properties fo:font-variant="normal" fo:text-transform="none" fo:color="#222222" style:font-name="Roboto" fo:font-size="7.40000009536743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22222" style:font-name="Roboto" fo:font-size="12pt" fo:letter-spacing="normal" fo:font-style="normal" fo:font-weight="normal" style:font-size-asian="12pt" style:font-size-complex="12pt"/>
    </style:style>
    <style:style style:name="T7" style:family="text">
      <style:text-properties officeooo:rsid="000c4473"/>
    </style:style>
    <style:style style:name="T8" style:family="text">
      <style:text-properties officeooo:rsid="000e2d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1"/>
      <text:p text:style-name="P1">Compiler Project</text:p>
      <text:p text:style-name="P2">Jay Stevens</text:p>
      <text:p text:style-name="P2">Scott Ng</text:p>
      <text:p text:style-name="P2">Andrew Rivada</text:p>
      <text:p text:style-name="P2">LR-Parsing Table</text:p>
      <text:p text:style-name="P2">Python<text:line-break/><text:line-break/><text:line-break/><text:line-break/><text:line-break/><text:line-break/></text:p>
      <text:p text:style-name="P3"/>
      <text:p text:style-name="P4"/>
      <text:p text:style-name="P5"/>
      <text:p text:style-name="P8">Original Grammar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&lt;prog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program &lt;id&gt; ; var &lt;dec_list&gt; begin &lt;stat-list&gt; end.</text:p>
          </table:table-cell>
        </table:table-row>
        <table:table-row>
          <table:table-cell table:style-name="Table1.A1" office:value-type="string">
            <text:p text:style-name="Standard">&lt;id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letter&gt; {&lt;letter&gt;|&lt;digits&gt;}</text:p>
          </table:table-cell>
        </table:table-row>
        <table:table-row>
          <table:table-cell table:style-name="Table1.A1" office:value-type="string">
            <text:p text:style-name="Standard">&lt;dec-list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dec&gt;:&lt;type&gt;;</text:p>
          </table:table-cell>
        </table:table-row>
        <table:table-row>
          <table:table-cell table:style-name="Table1.A1" office:value-type="string">
            <text:p text:style-name="Standard">&lt;dec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id&gt;, &lt;dec&gt; | &lt;id&gt;</text:p>
          </table:table-cell>
        </table:table-row>
        <table:table-row table:style-name="Table1.5">
          <table:table-cell table:style-name="Table1.A1" office:value-type="string">
            <text:p text:style-name="Standard">&lt;type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integer</text:p>
          </table:table-cell>
        </table:table-row>
        <table:table-row>
          <table:table-cell table:style-name="Table1.A1" office:value-type="string">
            <text:p text:style-name="Standard">&lt;stat-list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stat&gt; | &lt;stat&gt; &lt;stat-list&gt;</text:p>
          </table:table-cell>
        </table:table-row>
        <table:table-row>
          <table:table-cell table:style-name="Table1.A1" office:value-type="string">
            <text:p text:style-name="Standard">&lt;stat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&lt;write&gt;|&lt;assign&gt;</text:p>
          </table:table-cell>
        </table:table-row>
        <table:table-row>
          <table:table-cell table:style-name="Table1.A1" office:value-type="string">
            <text:p text:style-name="Standard">&lt;write&gt;</text:p>
          </table:table-cell>
          <table:table-cell table:style-name="Table1.A1" office:value-type="string">
            <text:p text:style-name="Standard">→</text:p>
          </table:table-cell>
          <table:table-cell table:style-name="Table1.A1" office:value-type="string">
            <text:p text:style-name="Standard">print(&lt;id&gt;);</text:p>
          </table:table-cell>
        </table:table-row>
        <table:table-row>
          <table:table-cell table:style-name="Table1.A1" office:value-type="string">
            <text:p text:style-name="Standard">&lt;assign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d&gt; = &lt;expr&gt;;</text:p>
          </table:table-cell>
        </table:table-row>
        <table:table-row>
          <table:table-cell table:style-name="Table1.A1" office:value-type="string">
            <text:p text:style-name="Standard">&lt;exp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expr&gt; + &lt;term&gt;|&lt;expr&gt; - &lt;term&gt;|&lt;term&gt;</text:p>
          </table:table-cell>
        </table:table-row>
        <table:table-row>
          <table:table-cell table:style-name="Table1.A1" office:value-type="string">
            <text:p text:style-name="Standard">&lt;term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term&gt; * &lt;factor&gt; | &lt;term&gt; / &lt;factor&gt; | &lt;factor&gt;</text:p>
          </table:table-cell>
        </table:table-row>
        <table:table-row>
          <table:table-cell table:style-name="Table1.A1" office:value-type="string">
            <text:p text:style-name="Standard">&lt;facto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id&gt; | &lt;number&gt; | (&lt;expr&gt;)</text:p>
          </table:table-cell>
        </table:table-row>
        <table:table-row>
          <table:table-cell table:style-name="Table1.A1" office:value-type="string">
            <text:p text:style-name="Standard">&lt;numbe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&lt;sign&gt; &lt;digit&gt; {&lt;digit&gt;}</text:p>
          </table:table-cell>
        </table:table-row>
        <table:table-row>
          <table:table-cell table:style-name="Table1.A1" office:value-type="string">
            <text:p text:style-name="Standard">&lt;sign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+|-|lambda</text:p>
          </table:table-cell>
        </table:table-row>
        <table:table-row>
          <table:table-cell table:style-name="Table1.A1" office:value-type="string">
            <text:p text:style-name="Standard">&lt;digit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0|1|2|3|4|5|6|7|8|9</text:p>
          </table:table-cell>
        </table:table-row>
        <table:table-row>
          <table:table-cell table:style-name="Table1.A1" office:value-type="string">
            <text:p text:style-name="Standard">&lt;letter&gt;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|q|r|s</text:p>
          </table:table-cell>
        </table:table-row>
      </table:table>
      <text:p text:style-name="P8"/>
      <text:p text:style-name="P8"/>
      <text:p text:style-name="P8">BNF Form</text:p>
      <text:p text:style-name="Standard">&lt;prog&gt;→ program &lt;id&gt; ; var &lt;dec_list&gt; begin &lt;stat-list&gt; end.</text:p>
      <text:p text:style-name="Standard">&lt;id&gt; <text:s text:c="3"/>→ &lt;letter&gt;&lt;id-after&gt;</text:p>
      <text:p text:style-name="Standard">&lt;id-after&gt; -&gt; &lt;letter&gt;&lt;id-after&gt;</text:p>
      <text:p text:style-name="Standard">&lt;id-after&gt; -&gt; &lt;digit&gt;&lt;id-after&gt;</text:p>
      <text:p text:style-name="Standard">&lt;id-after&gt; → lambda</text:p>
      <text:p text:style-name="Standard">&lt;dec-list&gt; → &lt;dec&gt; : &lt;type&gt; ;</text:p>
      <text:p text:style-name="Standard">&lt;dec&gt; → &lt;id&gt; , &lt;dec&gt;</text:p>
      <text:p text:style-name="Standard">&lt;dec&gt; → &lt;id&gt; , &lt;id&gt;</text:p>
      <text:p text:style-name="Standard">&lt;type&gt; → integer</text:p>
      <text:p text:style-name="Standard">&lt;stat-list&gt;→ &lt;stat&gt;</text:p>
      <text:p text:style-name="Standard">&lt;stat-list&gt;→ &lt;stat&gt;&lt;stat-list&gt;</text:p>
      <text:p text:style-name="Standard">&lt;stat&gt; → &lt;write&gt;</text:p>
      <text:p text:style-name="Standard">&lt;stat&gt; → &lt;assign&gt;</text:p>
      <text:p text:style-name="Standard">&lt;write&gt; → print(&lt;id&gt;);</text:p>
      <text:p text:style-name="Standard">&lt;assign&gt; → &lt;id&gt; = &lt;expr&gt;;</text:p>
      <text:p text:style-name="Standard">&lt;expr&gt; → &lt;expr&gt; + &lt;term&gt;</text:p>
      <text:p text:style-name="Standard">&lt;expr&gt; → &lt;expr&gt; - &lt;term&gt;</text:p>
      <text:p text:style-name="Standard">&lt;expr&gt; → &lt;term&gt;</text:p>
      <text:p text:style-name="Standard">&lt;term&gt; → &lt;term&gt; * &lt;factor&gt;</text:p>
      <text:p text:style-name="Standard">&lt;term&gt; → &lt;term&gt; / &lt;factor&gt;</text:p>
      <text:p text:style-name="Standard">&lt;term&gt; → &lt;factor&gt;</text:p>
      <text:p text:style-name="Standard">&lt;factor&gt; → &lt;id&gt;</text:p>
      <text:p text:style-name="Standard">&lt;factor&gt; → &lt;number&gt;</text:p>
      <text:p text:style-name="Standard">&lt;factor&gt;→ (&lt;expr&gt;)</text:p>
      <text:p text:style-name="Standard">&lt;number&gt; → &lt;sign&gt;&lt;digit&gt; &lt;number-after&gt;</text:p>
      <text:p text:style-name="Standard"><text:soft-page-break/>&lt;number-after&gt; → &lt;digit&gt;</text:p>
      <text:p text:style-name="Standard">&lt;number-after&gt; → lambda</text:p>
      <text:p text:style-name="Standard"/>
      <text:p text:style-name="Standard">&lt;sign&gt; → +</text:p>
      <text:p text:style-name="Standard">&lt;sign&gt; → -</text:p>
      <text:p text:style-name="P18">&lt;sign&gt; → <text:span text:style-name="T6">λ</text:span></text:p>
      <text:p text:style-name="Standard">&lt;digit&gt; →0</text:p>
      <text:p text:style-name="Standard">&lt;digit&gt; →1</text:p>
      <text:p text:style-name="Standard">&lt;digit&gt; →2</text:p>
      <text:p text:style-name="Standard">&lt;digit&gt; →3</text:p>
      <text:p text:style-name="Standard">&lt;digit&gt; →4</text:p>
      <text:p text:style-name="Standard">&lt;digit&gt; →5</text:p>
      <text:p text:style-name="Standard">&lt;digit&gt; →6</text:p>
      <text:p text:style-name="Standard">&lt;digit&gt; →7</text:p>
      <text:p text:style-name="Standard">&lt;digit&gt; →8</text:p>
      <text:p text:style-name="Standard">&lt;digit&gt; →9</text:p>
      <text:p text:style-name="Standard">&lt;letter&gt; → p</text:p>
      <text:p text:style-name="Standard">&lt;letter&gt; →q</text:p>
      <text:p text:style-name="Standard">&lt;letter&gt; →r</text:p>
      <text:p text:style-name="Standard">&lt;letter&gt; →s</text:p>
      <text:p text:style-name="Standard"/>
      <text:p text:style-name="P13">&lt;prog&gt; = A</text:p>
      <text:p text:style-name="P13">&lt;id&gt; = B</text:p>
      <text:p text:style-name="P13">&lt;id-after&gt; = <text:s/>C</text:p>
      <text:p text:style-name="P13">&lt;dec-list&gt; = <text:span text:style-name="T3">D</text:span></text:p>
      <text:p text:style-name="P9">&lt;<text:span text:style-name="T1">dec&gt; = E</text:span></text:p>
      <text:p text:style-name="P10">&lt;<text:span text:style-name="T1">type</text:span>&gt; = <text:span text:style-name="T1">F</text:span></text:p>
      <text:p text:style-name="P14">&lt;stat-list&gt; =G</text:p>
      <text:p text:style-name="P14">&lt;stat&gt; = H</text:p>
      <text:p text:style-name="P14">&lt;write&gt; = I</text:p>
      <text:p text:style-name="P14">&lt;assign&gt; = J</text:p>
      <text:p text:style-name="P14">&lt;expr&gt; = K</text:p>
      <text:p text:style-name="P14">&lt;term&gt; = L</text:p>
      <text:p text:style-name="P14">&lt;factor&gt; = M</text:p>
      <text:p text:style-name="P14">&lt;number&gt; = N</text:p>
      <text:p text:style-name="P14">&lt;sign&gt; = O</text:p>
      <text:p text:style-name="P14">&lt;digit&gt; = P</text:p>
      <text:p text:style-name="P14">&lt;digit-after&gt; = Q</text:p>
      <text:p text:style-name="P14">&lt;letter&gt; = R</text:p>
      <text:p text:style-name="P14"/>
      <text:p text:style-name="P14"/>
      <text:p text:style-name="P15">program = u</text:p>
      <text:p text:style-name="P15">var = v</text:p>
      <text:p text:style-name="P15">begin = w</text:p>
      <text:p text:style-name="P15">end. = x</text:p>
      <text:p text:style-name="P15">integer = y</text:p>
      <text:p text:style-name="P15">print = z</text:p>
      <text:p text:style-name="P12"><text:span text:style-name="T2">lambda = </text:span><text:span text:style-name="T5">λ</text:span></text:p>
      <text:p text:style-name="P14"/>
      <text:p text:style-name="P11"><text:soft-page-break/>BNF Form</text:p>
      <text:p text:style-name="P17"><text:span text:style-name="T4">A</text:span>→ <text:span text:style-name="T4">u B</text:span>;v<text:span text:style-name="T4">DwGx</text:span></text:p>
      <text:p text:style-name="P17"><text:span text:style-name="T4">B</text:span>→ <text:span text:style-name="T4">RC</text:span></text:p>
      <text:p text:style-name="P17"><text:span text:style-name="T4">C </text:span>-&gt; <text:span text:style-name="T4">RC</text:span></text:p>
      <text:p text:style-name="P17"><text:span text:style-name="T4">C</text:span> -&gt; <text:span text:style-name="T4">PC</text:span></text:p>
      <text:p text:style-name="P17"><text:span text:style-name="T4">C</text:span> → <text:span text:style-name="T6">λ</text:span></text:p>
      <text:p text:style-name="P17"><text:span text:style-name="T4">D</text:span> → <text:span text:style-name="T4">E</text:span>:<text:span text:style-name="T4">F</text:span>;</text:p>
      <text:p text:style-name="P17"><text:span text:style-name="T7">E</text:span> → <text:span text:style-name="T7">B</text:span> , <text:span text:style-name="T7">E</text:span></text:p>
      <text:p text:style-name="P17"><text:span text:style-name="T7">E</text:span> → <text:span text:style-name="T7">B</text:span> , <text:span text:style-name="T7">B</text:span></text:p>
      <text:p text:style-name="P17"><text:span text:style-name="T7">F</text:span> → <text:span text:style-name="T7">y</text:span></text:p>
      <text:p text:style-name="P17"><text:span text:style-name="T7">G</text:span>→ <text:span text:style-name="T7">H</text:span></text:p>
      <text:p text:style-name="P17"><text:span text:style-name="T7">G</text:span>→ <text:span text:style-name="T7">HG</text:span></text:p>
      <text:p text:style-name="P17"><text:span text:style-name="T7">H</text:span> → <text:span text:style-name="T7">I</text:span></text:p>
      <text:p text:style-name="P17"><text:span text:style-name="T7">H</text:span> → <text:span text:style-name="T7">J</text:span></text:p>
      <text:p text:style-name="P17"><text:span text:style-name="T7">I</text:span> → print(<text:span text:style-name="T7">B</text:span>);</text:p>
      <text:p text:style-name="P17"><text:span text:style-name="T7">J</text:span>→ <text:span text:style-name="T7">B </text:span>= <text:span text:style-name="T7">K</text:span>;</text:p>
      <text:p text:style-name="P17">K → K + L</text:p>
      <text:p text:style-name="P17">K → K - L</text:p>
      <text:p text:style-name="P17">K → L</text:p>
      <text:p text:style-name="P17">L → L * M</text:p>
      <text:p text:style-name="P17">L → L / M</text:p>
      <text:p text:style-name="P17">L → M</text:p>
      <text:p text:style-name="P17">M → <text:span text:style-name="T8">B</text:span></text:p>
      <text:p text:style-name="P17">M → <text:span text:style-name="T8">N</text:span></text:p>
      <text:p text:style-name="P17">M→ (K)</text:p>
      <text:p text:style-name="P17"><text:span text:style-name="T8">N</text:span> → <text:span text:style-name="T8">OP</text:span> <text:span text:style-name="T8">Q</text:span></text:p>
      <text:p text:style-name="P17"><text:span text:style-name="T8">Q</text:span> → <text:span text:style-name="T8">P</text:span></text:p>
      <text:p text:style-name="P18"><text:span text:style-name="T8">Q</text:span> → <text:span text:style-name="T6">λ</text:span></text:p>
      <text:p text:style-name="P17"/>
      <text:p text:style-name="P17">O → +</text:p>
      <text:p text:style-name="P17">O → -</text:p>
      <text:p text:style-name="P18">O → <text:span text:style-name="T6">λ</text:span></text:p>
      <text:p text:style-name="P17">P →0</text:p>
      <text:p text:style-name="P17">P →1</text:p>
      <text:p text:style-name="P17">P →2</text:p>
      <text:p text:style-name="P17">P →3</text:p>
      <text:p text:style-name="P17">P →4</text:p>
      <text:p text:style-name="P17">P →5</text:p>
      <text:p text:style-name="P17">P →6</text:p>
      <text:p text:style-name="P17">P →7</text:p>
      <text:p text:style-name="P17">P →8</text:p>
      <text:p text:style-name="P17">P →9</text:p>
      <text:p text:style-name="P17">R → p</text:p>
      <text:p text:style-name="P17">R →q</text:p>
      <text:p text:style-name="P17">R →r</text:p>
      <text:p text:style-name="P14">R →s</text:p>
      <text:p text:style-name="P14"/>
      <text:p text:style-name="P14"/>
      <text:p text:style-name="P14"/>
      <text:p text:style-name="P16"><text:soft-page-break/>4. Members of FIRST and FOLLOW</text:p>
      <text:p text:style-name="P16"/>
      <table:table table:name="Table" table:style-name="Table">
        <table:table-column table:style-name="Table.A"/>
        <table:table-column table:style-name="Table.B"/>
        <table:table-column table:style-name="Table.C"/>
        <table:table-row>
          <table:table-cell table:style-name="Table.A1" office:value-type="string">
            <text:p text:style-name="P19">Non-Terminal</text:p>
          </table:table-cell>
          <table:table-cell table:style-name="Table.A1" office:value-type="string">
            <text:p text:style-name="P19">First</text:p>
          </table:table-cell>
          <table:table-cell table:style-name="Table.C1" office:value-type="string">
            <text:p text:style-name="P19">Follow</text:p>
          </table:table-cell>
        </table:table-row>
        <table:table-row>
          <table:table-cell table:style-name="Table.A2" office:value-type="string">
            <text:p text:style-name="Normal">prog</text:p>
          </table:table-cell>
          <table:table-cell table:style-name="Table.A2" office:value-type="string">
            <text:p text:style-name="Normal">program</text:p>
          </table:table-cell>
          <table:table-cell table:style-name="Table.C2" office:value-type="string">
            <text:p text:style-name="Normal">$</text:p>
          </table:table-cell>
        </table:table-row>
        <table:table-row>
          <table:table-cell table:style-name="Table.A2" office:value-type="string">
            <text:p text:style-name="Normal">id-after</text:p>
          </table:table-cell>
          <table:table-cell table:style-name="Table.A2" office:value-type="string">
            <text:p text:style-name="Normal">λ, p, q, r, s, 0, 1, 2, 3, 4, 5, 6, 7, 8, 9</text:p>
          </table:table-cell>
          <table:table-cell table:style-name="Table.C2" office:value-type="string">
            <text:p text:style-name="Normal">=, );, ,, ;, *, /, +, -, )</text:p>
          </table:table-cell>
        </table:table-row>
        <table:table-row>
          <table:table-cell table:style-name="Table.A2" office:value-type="string">
            <text:p text:style-name="Normal">dec-prime</text:p>
          </table:table-cell>
          <table:table-cell table:style-name="Table.A2" office:value-type="string">
            <text:p text:style-name="Normal">λ, p, q, r, s</text:p>
          </table:table-cell>
          <table:table-cell table:style-name="Table.C2" office:value-type="string">
            <text:p text:style-name="Normal">=, );, ,, ;, *, /, +, -, )</text:p>
          </table:table-cell>
        </table:table-row>
        <table:table-row>
          <table:table-cell table:style-name="Table.A2" office:value-type="string">
            <text:p text:style-name="Normal">type</text:p>
          </table:table-cell>
          <table:table-cell table:style-name="Table.A2" office:value-type="string">
            <text:p text:style-name="Normal">integer</text:p>
          </table:table-cell>
          <table:table-cell table:style-name="Table.C2" office:value-type="string">
            <text:p text:style-name="Normal">begin</text:p>
          </table:table-cell>
        </table:table-row>
        <table:table-row>
          <table:table-cell table:style-name="Table.A2" office:value-type="string">
            <text:p text:style-name="Normal">stat-list-prime</text:p>
          </table:table-cell>
          <table:table-cell table:style-name="Table.A2" office:value-type="string">
            <text:p text:style-name="Normal">λ, print(, p, q, r, s</text:p>
          </table:table-cell>
          <table:table-cell table:style-name="Table.C2" office:value-type="string">
            <text:p text:style-name="Normal">:</text:p>
          </table:table-cell>
        </table:table-row>
        <table:table-row>
          <table:table-cell table:style-name="Table.A2" office:value-type="string">
            <text:p text:style-name="Normal">write</text:p>
          </table:table-cell>
          <table:table-cell table:style-name="Table.A2" office:value-type="string">
            <text:p text:style-name="Normal">print(</text:p>
          </table:table-cell>
          <table:table-cell table:style-name="Table.C2" office:value-type="string">
            <text:p text:style-name="Normal">:</text:p>
          </table:table-cell>
        </table:table-row>
        <table:table-row>
          <table:table-cell table:style-name="Table.A2" office:value-type="string">
            <text:p text:style-name="Normal">expr-prime</text:p>
          </table:table-cell>
          <table:table-cell table:style-name="Table.A2" office:value-type="string">
            <text:p text:style-name="Normal">+, -, λ</text:p>
          </table:table-cell>
          <table:table-cell table:style-name="Table.C2" office:value-type="string">
            <text:p text:style-name="Normal">;</text:p>
          </table:table-cell>
        </table:table-row>
        <table:table-row>
          <table:table-cell table:style-name="Table.A2" office:value-type="string">
            <text:p text:style-name="Normal">term-prime</text:p>
          </table:table-cell>
          <table:table-cell table:style-name="Table.A2" office:value-type="string">
            <text:p text:style-name="Normal">*, /, λ</text:p>
          </table:table-cell>
          <table:table-cell table:style-name="Table.C2" office:value-type="string">
            <text:p text:style-name="Normal">end.</text:p>
          </table:table-cell>
        </table:table-row>
        <table:table-row>
          <table:table-cell table:style-name="Table.A2" office:value-type="string">
            <text:p text:style-name="Normal">factor</text:p>
          </table:table-cell>
          <table:table-cell table:style-name="Table.A2" office:value-type="string">
            <text:p text:style-name="Normal">(, p, q, r, s, +, -, λ, 0, 1, 2, 3, 4, 5, 6, 7, 8, 9</text:p>
          </table:table-cell>
          <table:table-cell table:style-name="Table.C2" office:value-type="string">
            <text:p text:style-name="Normal">end.</text:p>
          </table:table-cell>
        </table:table-row>
        <table:table-row>
          <table:table-cell table:style-name="Table.A2" office:value-type="string">
            <text:p text:style-name="Normal">number-after</text:p>
          </table:table-cell>
          <table:table-cell table:style-name="Table.A2" office:value-type="string">
            <text:p text:style-name="Normal">λ, 0, 1, 2, 3, 4, 5, 6, 7, 8, 9</text:p>
          </table:table-cell>
          <table:table-cell table:style-name="Table.C2" office:value-type="string">
            <text:p text:style-name="Normal">print(, p, q, r, s, end.</text:p>
          </table:table-cell>
        </table:table-row>
        <table:table-row>
          <table:table-cell table:style-name="Table.A2" office:value-type="string">
            <text:p text:style-name="Normal">sign</text:p>
          </table:table-cell>
          <table:table-cell table:style-name="Table.A2" office:value-type="string">
            <text:p text:style-name="Normal">+, -, λ</text:p>
          </table:table-cell>
          <table:table-cell table:style-name="Table.C2" office:value-type="string">
            <text:p text:style-name="Normal">print(, p, q, r, s, end.</text:p>
          </table:table-cell>
        </table:table-row>
        <table:table-row>
          <table:table-cell table:style-name="Table.A2" office:value-type="string">
            <text:p text:style-name="Normal">digit</text:p>
          </table:table-cell>
          <table:table-cell table:style-name="Table.A2" office:value-type="string">
            <text:p text:style-name="Normal">0, 1, 2, 3, 4, 5, 6, 7, 8, 9</text:p>
          </table:table-cell>
          <table:table-cell table:style-name="Table.C2" office:value-type="string">
            <text:p text:style-name="Normal">print(, p, q, r, s, end.</text:p>
          </table:table-cell>
        </table:table-row>
        <table:table-row>
          <table:table-cell table:style-name="Table.A2" office:value-type="string">
            <text:p text:style-name="Normal">letter</text:p>
          </table:table-cell>
          <table:table-cell table:style-name="Table.A2" office:value-type="string">
            <text:p text:style-name="Normal">p, q, r, s</text:p>
          </table:table-cell>
          <table:table-cell table:style-name="Table.C2" office:value-type="string">
            <text:p text:style-name="Normal">), ;</text:p>
          </table:table-cell>
        </table:table-row>
        <table:table-row>
          <table:table-cell table:style-name="Table.A2" office:value-type="string">
            <text:p text:style-name="Normal">id</text:p>
          </table:table-cell>
          <table:table-cell table:style-name="Table.A2" office:value-type="string">
            <text:p text:style-name="Normal">p, q, r, s</text:p>
          </table:table-cell>
          <table:table-cell table:style-name="Table.C2" office:value-type="string">
            <text:p text:style-name="Normal">), ;</text:p>
          </table:table-cell>
        </table:table-row>
        <table:table-row>
          <table:table-cell table:style-name="Table.A2" office:value-type="string">
            <text:p text:style-name="Normal">stat</text:p>
          </table:table-cell>
          <table:table-cell table:style-name="Table.A2" office:value-type="string">
            <text:p text:style-name="Normal">print(, p, q, r, s</text:p>
          </table:table-cell>
          <table:table-cell table:style-name="Table.C2" office:value-type="string">
            <text:p text:style-name="Normal">*, /, +, -, ), ;</text:p>
          </table:table-cell>
        </table:table-row>
        <table:table-row>
          <table:table-cell table:style-name="Table.A2" office:value-type="string">
            <text:p text:style-name="Normal">number</text:p>
          </table:table-cell>
          <table:table-cell table:style-name="Table.A2" office:value-type="string">
            <text:p text:style-name="Normal">+, -, λ, 0, 1, 2, 3, 4, 5, 6, 7, 8, 9</text:p>
          </table:table-cell>
          <table:table-cell table:style-name="Table.C2" office:value-type="string">
            <text:p text:style-name="Normal">*, /, +, -, ), ;</text:p>
          </table:table-cell>
        </table:table-row>
        <table:table-row>
          <table:table-cell table:style-name="Table.A2" office:value-type="string">
            <text:p text:style-name="Normal">dec</text:p>
          </table:table-cell>
          <table:table-cell table:style-name="Table.A2" office:value-type="string">
            <text:p text:style-name="Normal">p, q, r, s</text:p>
          </table:table-cell>
          <table:table-cell table:style-name="Table.C2" office:value-type="string">
            <text:p text:style-name="Normal">*, /, +, -, ), ;</text:p>
          </table:table-cell>
        </table:table-row>
        <table:table-row>
          <table:table-cell table:style-name="Table.A2" office:value-type="string">
            <text:p text:style-name="Normal">assign</text:p>
          </table:table-cell>
          <table:table-cell table:style-name="Table.A2" office:value-type="string">
            <text:p text:style-name="Normal">p, q, r, s</text:p>
          </table:table-cell>
          <table:table-cell table:style-name="Table.C2" office:value-type="string">
            <text:p text:style-name="Normal">*, /, +, -, ), ;</text:p>
          </table:table-cell>
        </table:table-row>
        <table:table-row>
          <table:table-cell table:style-name="Table.A2" office:value-type="string">
            <text:p text:style-name="Normal">dec-list</text:p>
          </table:table-cell>
          <table:table-cell table:style-name="Table.A2" office:value-type="string">
            <text:p text:style-name="Normal">p, q, r, s</text:p>
          </table:table-cell>
          <table:table-cell table:style-name="Table.C2" office:value-type="string">
            <text:p text:style-name="Normal">*, /, +, -, ), ;</text:p>
          </table:table-cell>
        </table:table-row>
        <table:table-row>
          <table:table-cell table:style-name="Table.A2" office:value-type="string">
            <text:p text:style-name="Normal">stat-list</text:p>
          </table:table-cell>
          <table:table-cell table:style-name="Table.A2" office:value-type="string">
            <text:p text:style-name="Normal">print(, p, q, r, s</text:p>
          </table:table-cell>
          <table:table-cell table:style-name="Table.C2" office:value-type="string">
            <text:p text:style-name="Normal">0, 1, 2, 3, 4, 5, 6, 7, 8, 9</text:p>
          </table:table-cell>
        </table:table-row>
        <table:table-row>
          <table:table-cell table:style-name="Table.A2" office:value-type="string">
            <text:p text:style-name="Normal">term</text:p>
          </table:table-cell>
          <table:table-cell table:style-name="Table.A2" office:value-type="string">
            <text:p text:style-name="Normal">(, p, q, r, s, +, -, λ, 0, 1, 2, 3, 4, 5, 6, 7, 8, 9</text:p>
          </table:table-cell>
          <table:table-cell table:style-name="Table.C2" office:value-type="string">
            <text:p text:style-name="Normal">0, 1, 2, 3, 4, 5, 6, 7, 8, 9, p, q, r, s, *, /, +, -, ), ;, =, );, ,</text:p>
          </table:table-cell>
        </table:table-row>
        <table:table-row>
          <table:table-cell table:style-name="Table.A2" office:value-type="string">
            <text:p text:style-name="Normal">expr</text:p>
          </table:table-cell>
          <table:table-cell table:style-name="Table.A2" office:value-type="string">
            <text:p text:style-name="Normal">(, p, q, r, s, +, -, λ, 0, 1, 2, 3, 4, 5, 6, 7, 8, 9</text:p>
          </table:table-cell>
          <table:table-cell table:style-name="Table.C2" office:value-type="string">
            <text:p text:style-name="Normal">p, q, r, s, 0, 1, 2, 3, 4, 5, 6, 7, 8, 9, =, );, ,, ;, *, /, +, -, 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creation-date>2017-12-03T22:46:00Z</meta:creation-date>
    <dc:date>2017-12-05T18:40:46.457474706</dc:date>
    <meta:editing-cycles>9</meta:editing-cycles>
    <meta:editing-duration>PT40M16S</meta:editing-duration>
    <meta:document-statistic meta:table-count="2" meta:image-count="0" meta:object-count="0" meta:page-count="5" meta:paragraph-count="232" meta:word-count="754" meta:character-count="2993" meta:non-whitespace-character-count="2461"/>
    <meta:template xlink:type="simple" xlink:actuate="onRequest" xlink:title="" xlink:href="../../../../Downloads/Project%20Document.odt/Normal.dotm"/>
  </office:meta>
</office:document-meta>
</file>